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alibri" svg:font-family="Calibri, sans-serif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Arial" fo:font-size="12pt"/>
    </style:style>
    <style:style style:name="P3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  <style:text-properties style:font-name="Calibri" fo:font-size="12pt"/>
    </style:style>
    <style:style style:name="P4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Calibri" fo:font-size="12pt"/>
    </style:style>
    <style:style style:name="T1" style:family="text">
      <style:text-properties fo:font-variant="normal" fo:text-transform="none" style:font-name="Arial"/>
    </style:style>
    <style:style style:name="T2" style:family="text">
      <style:text-properties fo:font-variant="normal" fo:text-transform="none" style:font-name="Courier New"/>
    </style:style>
    <style:style style:name="T3" style:family="text">
      <style:text-properties style:font-name="Arial"/>
    </style:style>
    <style:style style:name="T4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fo requests for 911/Standard Police Reports:</text:p>
      <text:p text:style-name="P1"> </text:p>
      <text:p text:style-name="P3"><text:span text:style-name="T3">-</text:span><text:span text:style-name="T1">       </text:span><text:span text:style-name="T3">Road conditions</text:span></text:p>
      <text:p text:style-name="P4"><text:span text:style-name="T4">o</text:span><text:span text:style-name="T2">   </text:span><text:span text:style-name="T3">Asphalt conditions (damaged, newly paved, pot holes, etc.)</text:span></text:p>
      <text:p text:style-name="P4"><text:span text:style-name="T4">o</text:span><text:span text:style-name="T2">   </text:span><text:span text:style-name="T3">Vegetation obscurity (trees or bushes obscuring stop signs, yield signs, etc)</text:span></text:p>
      <text:p text:style-name="P4"><text:span text:style-name="T4">o</text:span><text:span text:style-name="T2">   </text:span><text:span text:style-name="T3">General obstruction (Signs, buildings, telephone poles, mailboxes, etc)</text:span></text:p>
      <text:p text:style-name="P4"><text:span text:style-name="T4">o</text:span><text:span text:style-name="T2">   </text:span><text:span text:style-name="T3">Speed limit of area</text:span></text:p>
      <text:p text:style-name="P4"><text:span text:style-name="T4">o</text:span><text:span text:style-name="T2">   </text:span><text:span text:style-name="T3">Type of area (Ex: Bridge/Underpass/Tunnel/main street/alley?) </text:span></text:p>
      <text:p text:style-name="P4"><text:span text:style-name="T4">o</text:span><text:span text:style-name="T2">   </text:span><text:span text:style-name="T3">Roadway area congestion (Ex: Riverbend, festivals, excessive pedestrians, etc)</text:span></text:p>
      <text:p text:style-name="P4"><text:span text:style-name="T4">o</text:span><text:span text:style-name="T2">   </text:span><text:span text:style-name="T3">Width of lane traveled</text:span></text:p>
      <text:p text:style-name="P4"><text:span text:style-name="T4">o</text:span><text:span text:style-name="T2">   </text:span><text:span text:style-name="T3">Visibility of lane/road markings (double yellow, bike lanes, etc)</text:span></text:p>
      <text:p text:style-name="P3"><text:span text:style-name="T3">-</text:span><text:span text:style-name="T1">       </text:span><text:span text:style-name="T3">Specific car conditions </text:span></text:p>
      <text:p text:style-name="P4"><text:span text:style-name="T4">o</text:span><text:span text:style-name="T2">   </text:span><text:span text:style-name="T3">Tire condition</text:span></text:p>
      <text:p text:style-name="P4"><text:span text:style-name="T4">o</text:span><text:span text:style-name="T2">   </text:span><text:span text:style-name="T3">Brake condition</text:span></text:p>
      <text:p text:style-name="P4"><text:span text:style-name="T4">o</text:span><text:span text:style-name="T2">   </text:span><text:span text:style-name="T3">Engine Condition</text:span></text:p>
      <text:p text:style-name="P4"><text:span text:style-name="T4">o</text:span><text:span text:style-name="T2">   </text:span><text:span text:style-name="T3">Windshield condition</text:span></text:p>
      <text:p text:style-name="P4"><text:span text:style-name="T4">o</text:span><text:span text:style-name="T2">   </text:span><text:span text:style-name="T3">Age of vehicle</text:span></text:p>
      <text:p text:style-name="P4"><text:span text:style-name="T4">o</text:span><text:span text:style-name="T2">   </text:span><text:span text:style-name="T3">Type of vehicle</text:span></text:p>
      <text:p text:style-name="P4"><text:span text:style-name="T4">o</text:span><text:span text:style-name="T2">   </text:span><text:span text:style-name="T3">Speed before time of crash</text:span></text:p>
      <text:p text:style-name="P3"><text:span text:style-name="T3">-</text:span><text:span text:style-name="T1">       </text:span><text:span text:style-name="T3">Driver’s conditions</text:span></text:p>
      <text:p text:style-name="P4"><text:span text:style-name="T4">o</text:span><text:span text:style-name="T2">   </text:span><text:span text:style-name="T3">Attentiveness at time of accident</text:span></text:p>
      <text:p text:style-name="P4"><text:span text:style-name="T4">o</text:span><text:span text:style-name="T2">   </text:span><text:span text:style-name="T3">Age (or at least age range)</text:span></text:p>
      <text:p text:style-name="P4"><text:span text:style-name="T4">o</text:span><text:span text:style-name="T2">   </text:span><text:span text:style-name="T3">Is the driver of the vehicle the owner?  </text:span></text:p>
      <text:p text:style-name="P4"><text:span text:style-name="T4">o</text:span><text:span text:style-name="T2">   </text:span><text:span text:style-name="T3">Health condition (Healthy/Ill etc)</text:span></text:p>
      <text:p text:style-name="P4"><text:span text:style-name="T4">o</text:span><text:span text:style-name="T2">   </text:span><text:span text:style-name="T3">Outside interference? (Cell phone, music, environment, etc)</text:span></text:p>
      <text:p text:style-name="P4"><text:span text:style-name="T4">o</text:span><text:span text:style-name="T2">   </text:span><text:span text:style-name="T3">Destination type (home, work, shopping?)</text:span></text:p>
      <text:p text:style-name="P4"><text:span text:style-name="T4">o</text:span><text:span text:style-name="T2">   </text:span><text:span text:style-name="T3">Use of turn signal (if applicable)</text:span></text:p>
      <text:p text:style-name="P3"><text:span text:style-name="T3">-</text:span><text:span text:style-name="T1">       </text:span><text:span text:style-name="T3">Vehicle occupants</text:span></text:p>
      <text:p text:style-name="P4"><text:span text:style-name="T4">o</text:span><text:span text:style-name="T2">   </text:span><text:span text:style-name="T3">Number of</text:span></text:p>
      <text:p text:style-name="P4"><text:span text:style-name="T4">o</text:span><text:span text:style-name="T2">   </text:span><text:span text:style-name="T3">Age of </text:span></text:p>
      <text:p text:style-name="P4"><text:span text:style-name="T4">o</text:span><text:span text:style-name="T2">   </text:span><text:span text:style-name="T3">Are they a distraction? </text:span></text:p>
      <text:p text:style-name="P1"> </text:p>
      <text:p text:style-name="P1"> </text:p>
      <text:p text:style-name="P1"> </text:p>
      <text:p text:style-name="P1"> </text:p>
      <text:p text:style-name="P2">Info requests from TITAN: </text:p>
      <text:p text:style-name="P3"><text:span text:style-name="T3">-</text:span><text:span text:style-name="T1">       </text:span><text:span text:style-name="T3">Roadway name</text:span></text:p>
      <text:p text:style-name="P3"><text:soft-page-break/><text:span text:style-name="T3">-</text:span><text:span text:style-name="T1">       </text:span><text:span text:style-name="T3">County</text:span></text:p>
      <text:p text:style-name="P3"><text:span text:style-name="T3">-</text:span><text:span text:style-name="T1">       </text:span><text:span text:style-name="T3">Time of Crash</text:span></text:p>
      <text:p text:style-name="P3"><text:span text:style-name="T3">-</text:span><text:span text:style-name="T1">       </text:span><text:span text:style-name="T3">Time Notified</text:span></text:p>
      <text:p text:style-name="P3"><text:span text:style-name="T3">-</text:span><text:span text:style-name="T1">       </text:span><text:span text:style-name="T3">Time Arrived</text:span></text:p>
      <text:p text:style-name="P3"><text:span text:style-name="T3">-</text:span><text:span text:style-name="T1">       </text:span><text:span text:style-name="T3">Date of Crash</text:span></text:p>
      <text:p text:style-name="P3"><text:span text:style-name="T3">-</text:span><text:span text:style-name="T1">       </text:span><text:span text:style-name="T3">Speed Limit</text:span></text:p>
      <text:p text:style-name="P3"><text:span text:style-name="T3">-</text:span><text:span text:style-name="T1">       </text:span><text:span text:style-name="T3">Weather</text:span></text:p>
      <text:p text:style-name="P3"><text:span text:style-name="T3">-</text:span><text:span text:style-name="T1">       </text:span><text:span text:style-name="T3">Light condition</text:span></text:p>
      <text:p text:style-name="P3"><text:span text:style-name="T3">-</text:span><text:span text:style-name="T1">       </text:span><text:span text:style-name="T3">Driver Seatbelt / Airbag / Deployed / Injured</text:span></text:p>
      <text:p text:style-name="P3"><text:span text:style-name="T3">-</text:span><text:span text:style-name="T1">       </text:span><text:span text:style-name="T3">Vehicle Year / Type / Model</text:span></text:p>
      <text:p text:style-name="P3"><text:span text:style-name="T3">-</text:span><text:span text:style-name="T1">       </text:span><text:span text:style-name="T3">Owner/Driver Status</text:span></text:p>
      <text:p text:style-name="P3"><text:span text:style-name="T3">-</text:span><text:span text:style-name="T1">       </text:span><text:span text:style-name="T3">Passenger Seatbelt / Airbag / Deployed / Injured</text:span></text:p>
      <text:p text:style-name="P3"><text:span text:style-name="T3">-</text:span><text:span text:style-name="T1">       </text:span><text:span text:style-name="T3">Passenger Status / Seating Positio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alibri" svg:font-family="Calibri, sans-serif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4:39:53.859673375</meta:creation-date>
    <dc:date>2018-07-03T14:40:59.600416560</dc:date>
    <meta:editing-duration>PT1M6S</meta:editing-duration>
    <meta:editing-cycles>1</meta:editing-cycles>
    <meta:document-statistic meta:table-count="0" meta:image-count="0" meta:object-count="0" meta:page-count="2" meta:paragraph-count="50" meta:word-count="236" meta:character-count="1552" meta:non-whitespace-character-count="1191"/>
    <meta:generator>LibreOffice/5.1.6.2$Linux_X86_64 LibreOffice_project/10m0$Build-2</meta:generator>
  </office:meta>
</office:document-meta>
</file>